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6.2958in" table:align="center"/>
    </style:style>
    <style:style style:name="Tabela1.A" style:family="table-column">
      <style:table-column-properties style:column-width="1.6389in"/>
    </style:style>
    <style:style style:name="Tabela1.B" style:family="table-column">
      <style:table-column-properties style:column-width="0.6667in"/>
    </style:style>
    <style:style style:name="Tabela1.G" style:family="table-column">
      <style:table-column-properties style:column-width="0.6618in"/>
    </style:style>
    <style:style style:name="Tabela1.1" style:family="table-row">
      <style:table-row-properties style:min-row-height="0.2083in"/>
    </style:style>
    <style:style style:name="Tabela1.A1" style:family="table-cell">
      <style:table-cell-properties style:vertical-align="middle" fo:padding-left="0.0486in" fo:padding-right="0.0486in" fo:padding-top="0in" fo:padding-bottom="0in" fo:border="0.5pt solid #000000" fo:wrap-option="no-wrap" style:writing-mode="lr-tb"/>
    </style:style>
    <style:style style:name="Tabela1.B1" style:family="table-cell">
      <style:table-cell-properties style:vertical-align="middle" fo:padding-left="0.0486in" fo:padding-right="0.0486in" fo:padding-top="0in" fo:padding-bottom="0in" fo:border-left="none" fo:border-right="0.5pt solid #000000" fo:border-top="0.5pt solid #000000" fo:border-bottom="0.5pt solid #000000" fo:wrap-option="no-wrap" style:writing-mode="lr-tb"/>
    </style:style>
    <style:style style:name="Tabela1.2" style:family="table-row">
      <style:table-row-properties style:min-row-height="0.3625in"/>
    </style:style>
    <style:style style:name="Tabela1.A2" style:family="table-cell">
      <style:table-cell-properties style:vertical-align="middle" fo:padding-left="0.0486in" fo:padding-right="0.0486in" fo:padding-top="0in" fo:padding-bottom="0in" fo:border-left="0.5pt solid #000000" fo:border-right="0.5pt solid #000000" fo:border-top="none" fo:border-bottom="0.5pt solid #000000" fo:wrap-option="no-wrap" style:writing-mode="lr-tb"/>
    </style:style>
    <style:style style:name="Tabela1.B2" style:family="table-cell">
      <style:table-cell-properties style:vertical-align="middle" fo:padding-left="0.0486in" fo:padding-right="0.0486in" fo:padding-top="0in" fo:padding-bottom="0in" fo:border-left="none" fo:border-right="0.5pt solid #000000" fo:border-top="none" fo:border-bottom="0.5pt solid #000000" fo:wrap-option="no-wrap" style:writing-mode="lr-tb"/>
    </style:style>
    <style:style style:name="Tabela2" style:family="table">
      <style:table-properties style:width="6.3007in" style:rel-width="100%" table:align="center"/>
    </style:style>
    <style:style style:name="Tabela2.A" style:family="table-column">
      <style:table-column-properties style:column-width="1.5944in" style:rel-column-width="2297*"/>
    </style:style>
    <style:style style:name="Tabela2.B" style:family="table-column">
      <style:table-column-properties style:column-width="1.566in" style:rel-column-width="2256*"/>
    </style:style>
    <style:style style:name="Tabela2.C" style:family="table-column">
      <style:table-column-properties style:column-width="1.5674in" style:rel-column-width="2258*"/>
    </style:style>
    <style:style style:name="Tabela2.D" style:family="table-column">
      <style:table-column-properties style:column-width="1.5722in" style:rel-column-width="2265*"/>
    </style:style>
    <style:style style:name="Tabela2.1" style:family="table-row">
      <style:table-row-properties style:min-row-height="0.2313in" fo:keep-together="always" style:use-optimal-row-height="false"/>
    </style:style>
    <style:style style:name="Tabela2.A1" style:family="table-cell">
      <style:table-cell-properties fo:background-color="#dddddd" fo:padding-left="0.0486in" fo:padding-right="0.0486in" fo:padding-top="0in" fo:padding-bottom="0in" fo:border="0.5pt solid #000000" style:writing-mode="lr-tb">
        <style:background-image/>
      </style:table-cell-properties>
    </style:style>
    <style:style style:name="Tabela2.2" style:family="table-row">
      <style:table-row-properties style:min-row-height="0.4208in" fo:keep-together="always" style:use-optimal-row-height="false"/>
    </style:style>
    <style:style style:name="Tabela2.A2" style:family="table-cell">
      <style:table-cell-properties style:vertical-align="middle" fo:background-color="#f3f3f3" fo:padding-left="0.0486in" fo:padding-right="0.0486in" fo:padding-top="0in" fo:padding-bottom="0in" fo:border="0.5pt solid #000000" style:writing-mode="lr-tb">
        <style:background-image/>
      </style:table-cell-properties>
    </style:style>
    <style:style style:name="Tabela2.4" style:family="table-row">
      <style:table-row-properties style:min-row-height="0.25in" fo:keep-together="always" style:use-optimal-row-height="false"/>
    </style:style>
    <style:style style:name="Tabela2.A4" style:family="table-cell">
      <style:table-cell-properties style:vertical-align="middle" fo:background-color="#dddddd"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2.D4" style:family="table-cell">
      <style:table-cell-properties style:vertical-align="middle" fo:background-color="#dddddd" fo:padding-left="0.0486in" fo:padding-right="0.0486in" fo:padding-top="0in" fo:padding-bottom="0in" fo:border="0.5pt solid #000000" style:writing-mode="lr-tb">
        <style:background-image/>
      </style:table-cell-properties>
    </style:style>
    <style:style style:name="Tabela2.A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5" style:family="table-cell">
      <style:table-cell-properties fo:padding-left="0.0486in" fo:padding-right="0.0486in" fo:padding-top="0in" fo:padding-bottom="0in" fo:border="0.5pt solid #000000" style:writing-mode="lr-tb"/>
    </style:style>
    <style:style style:name="Tabela2.A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6"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6" style:family="table-cell">
      <style:table-cell-properties fo:padding-left="0.0486in" fo:padding-right="0.0486in" fo:padding-top="0in" fo:padding-bottom="0in" fo:border="0.5pt solid #000000" style:writing-mode="lr-tb"/>
    </style:style>
    <style:style style:name="Tabela2.A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B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C9"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D9" style:family="table-cell">
      <style:table-cell-properties style:vertical-align="middle" fo:padding-left="0.0486in" fo:padding-right="0.0486in" fo:padding-top="0in" fo:padding-bottom="0in" fo:border="0.5pt solid #000000" style:writing-mode="lr-tb"/>
    </style:style>
    <style:style style:name="Tabela2.A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B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C10"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ela2.D10" style:family="table-cell">
      <style:table-cell-properties style:vertical-align="middle" fo:padding-left="0.0486in" fo:padding-right="0.0486in" fo:padding-top="0in" fo:padding-bottom="0in" fo:border="0.5pt solid #000000" style:writing-mode="lr-tb"/>
    </style:style>
    <style:style style:name="Tabela2.A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3"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3" style:family="table-cell">
      <style:table-cell-properties fo:padding-left="0.0486in" fo:padding-right="0.0486in" fo:padding-top="0in" fo:padding-bottom="0in" fo:border="0.5pt solid #000000" style:writing-mode="lr-tb"/>
    </style:style>
    <style:style style:name="Tabela2.A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4"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4" style:family="table-cell">
      <style:table-cell-properties fo:padding-left="0.0486in" fo:padding-right="0.0486in" fo:padding-top="0in" fo:padding-bottom="0in" fo:border="0.5pt solid #000000" style:writing-mode="lr-tb"/>
    </style:style>
    <style:style style:name="Tabela2.A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5"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5" style:family="table-cell">
      <style:table-cell-properties fo:padding-left="0.0486in" fo:padding-right="0.0486in" fo:padding-top="0in" fo:padding-bottom="0in" fo:border="0.5pt solid #000000" style:writing-mode="lr-tb"/>
    </style:style>
    <style:style style:name="Tabela2.A16" style:family="table-cell">
      <style:table-cell-properties fo:background-color="#f3f3f3" fo:padding-left="0.0486in" fo:padding-right="0.0486in" fo:padding-top="0in" fo:padding-bottom="0in" fo:border="0.5pt solid #000000" style:writing-mode="lr-tb">
        <style:background-image/>
      </style:table-cell-properties>
    </style:style>
    <style:style style:name="Tabela2.A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7"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7" style:family="table-cell">
      <style:table-cell-properties fo:padding-left="0.0486in" fo:padding-right="0.0486in" fo:padding-top="0in" fo:padding-bottom="0in" fo:border="0.5pt solid #000000" style:writing-mode="lr-tb"/>
    </style:style>
    <style:style style:name="Tabela2.A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B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18"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18" style:family="table-cell">
      <style:table-cell-properties fo:padding-left="0.0486in" fo:padding-right="0.0486in" fo:padding-top="0in" fo:padding-bottom="0in" fo:border="0.5pt solid #000000" style:writing-mode="lr-tb"/>
    </style:style>
    <style:style style:name="Tabela2.A19" style:family="table-cell">
      <style:table-cell-properties fo:padding-left="0.0486in" fo:padding-right="0.0486in" fo:padding-top="0in" fo:padding-bottom="0in" fo:border="0.5pt solid #000000" style:writing-mode="lr-tb"/>
    </style:style>
    <style:style style:name="Tabela2.A20" style:family="table-cell">
      <style:table-cell-properties style:vertical-align="middle" fo:background-color="#b2b2b2"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ela2.B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20"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20" style:family="table-cell">
      <style:table-cell-properties fo:padding-left="0.0486in" fo:padding-right="0.0486in" fo:padding-top="0in" fo:padding-bottom="0in" fo:border="0.5pt solid #000000" style:writing-mode="lr-tb"/>
    </style:style>
    <style:style style:name="Tabela2.B2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C2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ela2.D21" style:family="table-cell">
      <style:table-cell-properties fo:padding-left="0.0486in" fo:padding-right="0.0486in" fo:padding-top="0in" fo:padding-bottom="0in" fo:border="0.5pt solid #000000" style:writing-mode="lr-tb"/>
    </style:style>
    <style:style style:name="P1" style:family="paragraph" style:parent-style-name="Header">
      <style:paragraph-properties fo:text-align="end" style:justify-single-word="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align="center" style:justify-single-word="false" fo:text-indent="0in" style:auto-text-indent="false"/>
      <style:text-properties fo:font-size="14pt" officeooo:rsid="001bfec6" officeooo:paragraph-rsid="001c3974" style:font-size-asian="12.25pt" style:font-size-complex="14pt"/>
    </style:style>
    <style:style style:name="P4" style:family="paragraph" style:parent-style-name="Text_20_body">
      <style:paragraph-properties fo:margin-left="0in" fo:margin-right="0in" fo:text-indent="0in" style:auto-text-indent="false"/>
      <style:text-properties fo:font-size="14pt" officeooo:rsid="0038a265" officeooo:paragraph-rsid="0038a265" style:font-size-asian="12.25pt" style:font-size-complex="14pt"/>
    </style:style>
    <style:style style:name="P5" style:family="paragraph" style:parent-style-name="Text_20_body">
      <style:paragraph-properties fo:margin-left="0in" fo:margin-right="0in" fo:text-align="center" style:justify-single-word="false" fo:text-indent="0in" style:auto-text-indent="false"/>
      <style:text-properties fo:font-size="14pt" fo:font-weight="bold" officeooo:rsid="001bfec6" officeooo:paragraph-rsid="001c3974" style:font-size-asian="12.25pt" style:font-weight-asian="bold" style:font-size-complex="14pt" style:font-weight-complex="bold"/>
    </style:style>
    <style:style style:name="P6" style:family="paragraph" style:parent-style-name="Text_20_body">
      <style:paragraph-properties fo:margin-left="0in" fo:margin-right="0in" fo:text-align="center" style:justify-single-word="false" fo:text-indent="0in" style:auto-text-indent="false"/>
      <style:text-properties fo:font-size="14pt" fo:font-weight="bold" officeooo:rsid="00383acd" officeooo:paragraph-rsid="00402d94" style:font-size-asian="12.25pt" style:font-weight-asian="bold" style:font-size-complex="14pt" style:font-weight-complex="bold"/>
    </style:style>
    <style:style style:name="P7" style:family="paragraph" style:parent-style-name="Text_20_body">
      <style:paragraph-properties fo:margin-left="0in" fo:margin-right="0in" fo:text-align="center" style:justify-single-word="false" fo:text-indent="0in" style:auto-text-indent="false"/>
      <style:text-properties fo:font-size="14pt" fo:font-weight="bold" officeooo:rsid="00402d94" officeooo:paragraph-rsid="00402d94" style:font-size-asian="12.25pt" style:font-weight-asian="bold" style:font-size-complex="14pt" style:font-weight-complex="bold"/>
    </style:style>
    <style:style style:name="P8" style:family="paragraph" style:parent-style-name="Text_20_body">
      <style:paragraph-properties fo:margin-left="0in" fo:margin-right="0in" fo:text-indent="0in" style:auto-text-indent="false"/>
      <style:text-properties officeooo:rsid="0024914d" officeooo:paragraph-rsid="0024914d"/>
    </style:style>
    <style:style style:name="P9" style:family="paragraph" style:parent-style-name="Text_20_body">
      <style:paragraph-properties fo:margin-left="0in" fo:margin-right="0in" fo:text-align="center" style:justify-single-word="false" fo:text-indent="0in" style:auto-text-indent="false"/>
      <style:text-properties officeooo:rsid="001bfec6" officeooo:paragraph-rsid="001c3974"/>
    </style:style>
    <style:style style:name="P10" style:family="paragraph" style:parent-style-name="Text_20_body">
      <style:paragraph-properties fo:margin-left="0in" fo:margin-right="0in" fo:text-align="center" style:justify-single-word="false" fo:text-indent="0in" style:auto-text-indent="false" fo:break-before="page"/>
      <style:text-properties fo:font-size="14pt" fo:font-weight="bold" officeooo:rsid="00383acd" officeooo:paragraph-rsid="00402d94" style:font-size-asian="12.25pt" style:font-weight-asian="bold" style:font-size-complex="14pt" style:font-weight-complex="bold"/>
    </style:style>
    <style:style style:name="P11" style:family="paragraph" style:parent-style-name="Subtitle">
      <style:text-properties officeooo:rsid="0024914d" officeooo:paragraph-rsid="0024914d"/>
    </style:style>
    <style:style style:name="P12" style:family="paragraph" style:parent-style-name="Text_20_body">
      <style:text-properties officeooo:rsid="0024914d" officeooo:paragraph-rsid="00425855"/>
    </style:style>
    <style:style style:name="P13" style:family="paragraph" style:parent-style-name="Text_20_body">
      <style:text-properties officeooo:paragraph-rsid="00425855"/>
    </style:style>
    <style:style style:name="P14" style:family="paragraph" style:parent-style-name="Text_20_body">
      <style:text-properties officeooo:rsid="0043752c" officeooo:paragraph-rsid="0043752c"/>
    </style:style>
    <style:style style:name="P15" style:family="paragraph" style:parent-style-name="Text_20_body">
      <style:text-properties officeooo:rsid="004666eb" officeooo:paragraph-rsid="004666eb"/>
    </style:style>
    <style:style style:name="P16" style:family="paragraph" style:parent-style-name="Text_20_body">
      <style:text-properties officeooo:rsid="0048e888" officeooo:paragraph-rsid="0048e888"/>
    </style:style>
    <style:style style:name="P17" style:family="paragraph" style:parent-style-name="Text_20_body">
      <style:paragraph-properties fo:margin-left="3.1252in" fo:margin-right="0in" fo:margin-top="0in" fo:margin-bottom="0in" style:contextual-spacing="false" fo:line-height="100%" fo:text-align="justify" style:justify-single-word="false" fo:text-indent="0in" style:auto-text-indent="false"/>
      <style:text-properties officeooo:paragraph-rsid="00402d94"/>
    </style:style>
    <style:style style:name="P18" style:family="paragraph" style:parent-style-name="Text_20_body" style:master-page-name="">
      <style:paragraph-properties fo:margin-left="3.1252in" fo:margin-right="0in" fo:margin-top="0in" fo:margin-bottom="0in" style:contextual-spacing="false" fo:line-height="100%" fo:text-align="justify" style:justify-single-word="false" fo:text-indent="0in" style:auto-text-indent="false" style:page-number="auto"/>
      <style:text-properties style:font-name="Times New Roman2" officeooo:rsid="00402d94" officeooo:paragraph-rsid="00402d94" style:font-name-complex="Times New Roman2"/>
    </style:style>
    <style:style style:name="P19" style:family="paragraph" style:parent-style-name="Standard">
      <style:text-properties officeooo:paragraph-rsid="0054ebd1"/>
    </style:style>
    <style:style style:name="P20" style:family="paragraph" style:parent-style-name="Title" style:list-style-name="Numbering_20_2" style:master-page-name="Textual_20_elements">
      <style:paragraph-properties fo:margin-left="0in" fo:margin-right="0in" fo:margin-top="0in" fo:margin-bottom="0in" style:contextual-spacing="false" fo:line-height="150%" fo:text-align="start" style:justify-single-word="false" fo:text-indent="-0.1965in" style:auto-text-indent="false" style:page-number="1" fo:keep-with-next="always"/>
      <style:text-properties officeooo:rsid="0020a0df"/>
    </style:style>
    <style:style style:name="P21" style:family="paragraph" style:parent-style-name="Title" style:master-page-name="Textual_20_elements">
      <style:paragraph-properties style:page-number="auto"/>
    </style:style>
    <style:style style:name="P22" style:family="paragraph" style:parent-style-name="Title">
      <style:paragraph-properties fo:break-before="page"/>
      <style:text-properties officeooo:rsid="0047542f" officeooo:paragraph-rsid="0054ebd1"/>
    </style:style>
    <style:style style:name="P23" style:family="paragraph" style:parent-style-name="Title">
      <style:paragraph-properties fo:break-before="page"/>
      <style:text-properties officeooo:paragraph-rsid="0054ebd1"/>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text-indent="0in" style:auto-text-indent="false"/>
      <style:text-properties officeooo:rsid="0024914d"/>
    </style:style>
    <style:style style:name="P26" style:family="paragraph" style:parent-style-name="Text_20_body">
      <style:paragraph-properties fo:margin-left="0in" fo:margin-right="0in" fo:text-indent="0in" style:auto-text-indent="false"/>
      <style:text-properties fo:font-weight="bold" officeooo:paragraph-rsid="0054ebd1" style:font-weight-asian="bold"/>
    </style:style>
    <style:style style:name="P27" style:family="paragraph" style:parent-style-name="Text_20_body">
      <style:paragraph-properties fo:margin-left="0in" fo:margin-right="0in" fo:line-height="100%" fo:text-align="start" style:justify-single-word="false" fo:text-indent="0in" style:auto-text-indent="false"/>
      <style:text-properties officeooo:paragraph-rsid="0054ebd1"/>
    </style:style>
    <style:style style:name="P28" style:family="paragraph" style:parent-style-name="Text_20_body">
      <style:paragraph-properties fo:margin-left="0in" fo:margin-right="0in" fo:line-height="100%" fo:text-align="center" style:justify-single-word="false" fo:text-indent="0in" style:auto-text-indent="false"/>
      <style:text-properties officeooo:paragraph-rsid="0054ebd1"/>
    </style:style>
    <style:style style:name="P29" style:family="paragraph" style:parent-style-name="Text_20_body">
      <style:paragraph-properties fo:margin-left="0in" fo:margin-right="0in" fo:text-indent="0in" style:auto-text-indent="false"/>
      <style:text-properties officeooo:paragraph-rsid="0054ebd1"/>
    </style:style>
    <style:style style:name="P30" style:family="paragraph" style:parent-style-name="Text_20_body">
      <style:paragraph-properties fo:margin-left="0in" fo:margin-right="0in" fo:text-indent="0in" style:auto-text-indent="false"/>
      <style:text-properties officeooo:rsid="005b89cf" officeooo:paragraph-rsid="005b89cf"/>
    </style:style>
    <style:style style:name="P31" style:family="paragraph" style:parent-style-name="Text_20_body">
      <style:paragraph-properties fo:margin-left="0in" fo:margin-right="0in" fo:text-align="center" style:justify-single-word="false" fo:text-indent="0in" style:auto-text-indent="false" fo:background-color="transparent">
        <style:background-image/>
      </style:paragraph-properties>
      <style:text-properties officeooo:paragraph-rsid="0054ebd1"/>
    </style:style>
    <style:style style:name="P32" style:family="paragraph" style:parent-style-name="Text_20_body">
      <style:paragraph-properties fo:margin-left="0in" fo:margin-right="0in" fo:text-indent="0in" style:auto-text-indent="false" fo:background-color="transparent">
        <style:background-image/>
      </style:paragraph-properties>
      <style:text-properties officeooo:paragraph-rsid="0054ebd1"/>
    </style:style>
    <style:style style:name="P33" style:family="paragraph" style:parent-style-name="Text_20_body">
      <style:text-properties officeooo:rsid="003ad238" officeooo:paragraph-rsid="004c53ae"/>
    </style:style>
    <style:style style:name="P34" style:family="paragraph" style:parent-style-name="Text_20_body" style:list-style-name="L1">
      <style:text-properties officeooo:rsid="003ad238" officeooo:paragraph-rsid="004c53ae"/>
    </style:style>
    <style:style style:name="P35" style:family="paragraph" style:parent-style-name="Text_20_body" style:list-style-name="L1">
      <style:text-properties officeooo:rsid="004c53ae" officeooo:paragraph-rsid="005337bb"/>
    </style:style>
    <style:style style:name="P36" style:family="paragraph" style:parent-style-name="Text_20_body">
      <style:text-properties officeooo:rsid="004c53ae" officeooo:paragraph-rsid="004c53ae"/>
    </style:style>
    <style:style style:name="P37" style:family="paragraph" style:parent-style-name="Text_20_body">
      <style:text-properties officeooo:rsid="004ed144" officeooo:paragraph-rsid="00509677"/>
    </style:style>
    <style:style style:name="P38" style:family="paragraph" style:parent-style-name="Text_20_body">
      <style:text-properties officeooo:rsid="00509677" officeooo:paragraph-rsid="00509677"/>
    </style:style>
    <style:style style:name="P39" style:family="paragraph" style:parent-style-name="Text_20_body" style:list-style-name="L2">
      <style:text-properties officeooo:paragraph-rsid="0054ebd1"/>
    </style:style>
    <style:style style:name="P40" style:family="paragraph" style:parent-style-name="Text_20_body" style:list-style-name="L6">
      <style:text-properties officeooo:paragraph-rsid="0054ebd1"/>
    </style:style>
    <style:style style:name="P41" style:family="paragraph" style:parent-style-name="Text_20_body" style:list-style-name="L7">
      <style:text-properties officeooo:paragraph-rsid="0054ebd1"/>
    </style:style>
    <style:style style:name="P42" style:family="paragraph" style:parent-style-name="Text_20_body" style:list-style-name="L8">
      <style:text-properties officeooo:paragraph-rsid="0054ebd1"/>
    </style:style>
    <style:style style:name="P43" style:family="paragraph" style:parent-style-name="Text_20_body">
      <style:text-properties officeooo:paragraph-rsid="0054ebd1"/>
    </style:style>
    <style:style style:name="P44" style:family="paragraph" style:parent-style-name="Text_20_body">
      <style:text-properties officeooo:rsid="00574574" officeooo:paragraph-rsid="00574574"/>
    </style:style>
    <style:style style:name="P45" style:family="paragraph" style:parent-style-name="Contents_20_1">
      <style:paragraph-properties>
        <style:tab-stops>
          <style:tab-stop style:position="6.3in" style:type="right" style:leader-style="dotted" style:leader-text="."/>
        </style:tab-stops>
      </style:paragraph-properties>
    </style:style>
    <style:style style:name="P46" style:family="paragraph" style:parent-style-name="Subtitle">
      <style:text-properties officeooo:paragraph-rsid="0054ebd1"/>
    </style:style>
    <style:style style:name="P47" style:family="paragraph" style:parent-style-name="Subtitle">
      <style:paragraph-properties fo:background-color="transparent">
        <style:background-image/>
      </style:paragraph-properties>
      <style:text-properties officeooo:paragraph-rsid="0054ebd1"/>
    </style:style>
    <style:style style:name="P48" style:family="paragraph" style:parent-style-name="Contents_20_Heading">
      <style:paragraph-properties fo:break-before="page"/>
    </style:style>
    <style:style style:name="P49" style:family="paragraph" style:parent-style-name="Contents_20_2">
      <style:paragraph-properties>
        <style:tab-stops>
          <style:tab-stop style:position="6.1035in" style:type="right" style:leader-style="dotted" style:leader-text="."/>
        </style:tab-stops>
      </style:paragraph-properties>
    </style:style>
    <style:style style:name="P50" style:family="paragraph" style:parent-style-name="Referências">
      <style:paragraph-properties fo:margin-left="0in" fo:margin-right="0in" fo:text-indent="0in" style:auto-text-indent="false"/>
      <style:text-properties officeooo:rsid="00281a72" officeooo:paragraph-rsid="0054ebd1"/>
    </style:style>
    <style:style style:name="P51" style:family="paragraph" style:parent-style-name="Referências">
      <style:text-properties officeooo:paragraph-rsid="0054ebd1"/>
    </style:style>
    <style:style style:name="P52" style:family="paragraph" style:parent-style-name="Normal">
      <style:paragraph-properties fo:text-align="center" style:justify-single-word="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53" style:family="paragraph" style:parent-style-name="Normal">
      <style:paragraph-properties fo:text-align="start" style:justify-single-word="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54" style:family="paragraph" style:parent-style-name="Normal">
      <style:paragraph-properties fo:text-align="center" style:justify-single-word="false"/>
      <style:text-properties fo:color="#000000" style:font-name="Times New Roman2" fo:font-size="10pt" officeooo:paragraph-rsid="0054ebd1" style:font-name-asian="Times New Roman2" style:font-size-asian="10pt" style:language-asian="pt" style:country-asian="BR" style:font-name-complex="Times New Roman2" style:font-size-complex="10pt"/>
    </style:style>
    <style:style style:name="P55" style:family="paragraph" style:parent-style-name="Normal">
      <style:paragraph-properties fo:text-align="center" style:justify-single-word="false"/>
      <style:text-properties fo:color="#000000" style:font-name="Times New Roman2" fo:font-size="10pt" officeooo:rsid="0040c9aa" officeooo:paragraph-rsid="0054ebd1" style:font-name-asian="Times New Roman2" style:font-size-asian="10pt" style:language-asian="pt" style:country-asian="BR" style:font-name-complex="Times New Roman2" style:font-size-complex="10pt"/>
    </style:style>
    <style:style style:name="P56" style:family="paragraph" style:parent-style-name="Normal">
      <style:paragraph-properties fo:text-align="center" style:justify-single-word="false"/>
      <style:text-properties fo:color="#000000" style:font-name="Times New Roman2" fo:font-size="16pt" officeooo:rsid="0040c9aa" officeooo:paragraph-rsid="0054ebd1" style:font-name-asian="Times New Roman2" style:font-size-asian="16pt" style:language-asian="pt" style:country-asian="BR" style:font-name-complex="Times New Roman2" style:font-size-complex="16pt"/>
    </style:style>
    <style:style style:name="P57" style:family="paragraph" style:parent-style-name="Normal">
      <style:text-properties fo:color="#000000" style:font-name="Calibri" fo:font-size="10pt" officeooo:paragraph-rsid="0054ebd1" style:font-name-asian="Times New Roman2" style:font-size-asian="10pt" style:language-asian="pt" style:country-asian="BR" style:font-name-complex="Times New Roman2" style:font-size-complex="10pt"/>
    </style:style>
    <style:style style:name="P58" style:family="paragraph" style:parent-style-name="Normal">
      <style:paragraph-properties fo:margin-left="0in" fo:margin-right="0in" fo:text-align="end" style:justify-single-word="false" fo:text-indent="0in" style:auto-text-indent="false"/>
      <style:text-properties fo:color="#000000" style:font-name="Times New Roman2" fo:font-size="10pt" fo:font-weight="bold" officeooo:paragraph-rsid="0054ebd1" style:font-name-asian="Times New Roman2" style:font-size-asian="10pt" style:language-asian="pt" style:country-asian="BR" style:font-weight-asian="bold" style:font-name-complex="Times New Roman2" style:font-size-complex="10pt" style:font-weight-complex="bold"/>
    </style:style>
    <style:style style:name="P59" style:family="paragraph" style:parent-style-name="Normal_20__28_Web_29_">
      <style:text-properties fo:color="#000000" style:font-name="Times New Roman2" fo:font-size="12pt" officeooo:paragraph-rsid="0054ebd1" style:font-size-asian="12pt" style:font-size-complex="12pt"/>
    </style:style>
    <style:style style:name="P60" style:family="paragraph">
      <style:paragraph-properties fo:text-align="center"/>
      <style:text-properties fo:font-size="12pt"/>
    </style:style>
    <style:style style:name="T1" style:family="text">
      <style:text-properties officeooo:rsid="00402d94"/>
    </style:style>
    <style:style style:name="T2" style:family="text">
      <style:text-properties fo:font-size="14pt" fo:font-weight="bold" style:font-size-asian="12.25pt" style:font-weight-asian="bold" style:font-size-complex="14pt" style:font-weight-complex="bold"/>
    </style:style>
    <style:style style:name="T3" style:family="text">
      <style:text-properties fo:font-size="14pt" fo:font-weight="bold" officeooo:rsid="004221fa" style:font-size-asian="12.25pt" style:font-weight-asian="bold" style:font-size-complex="14pt" style:font-weight-complex="bold"/>
    </style:style>
    <style:style style:name="T4" style:family="text">
      <style:text-properties officeooo:rsid="003ad238"/>
    </style:style>
    <style:style style:name="T5" style:family="text">
      <style:text-properties officeooo:rsid="0039634e"/>
    </style:style>
    <style:style style:name="T6" style:family="text">
      <style:text-properties officeooo:rsid="003a6c3e"/>
    </style:style>
    <style:style style:name="T7" style:family="text">
      <style:text-properties officeooo:rsid="0043d8cf"/>
    </style:style>
    <style:style style:name="T8" style:family="text">
      <style:text-properties officeooo:rsid="004666eb"/>
    </style:style>
    <style:style style:name="T9" style:family="text">
      <style:text-properties officeooo:rsid="00485f16"/>
    </style:style>
    <style:style style:name="T10" style:family="text">
      <style:text-properties officeooo:rsid="004a6597"/>
    </style:style>
    <style:style style:name="T11" style:family="text">
      <style:text-properties officeooo:rsid="004baeeb"/>
    </style:style>
    <style:style style:name="T12" style:family="text">
      <style:text-properties officeooo:rsid="004c53ae"/>
    </style:style>
    <style:style style:name="T13" style:family="text">
      <style:text-properties officeooo:rsid="004d7e4f"/>
    </style:style>
    <style:style style:name="T14" style:family="text">
      <style:text-properties officeooo:rsid="00509677"/>
    </style:style>
    <style:style style:name="T15" style:family="text">
      <style:text-properties officeooo:rsid="00509979"/>
    </style:style>
    <style:style style:name="T16" style:family="text">
      <style:text-properties officeooo:rsid="005195b6"/>
    </style:style>
    <style:style style:name="T17" style:family="text">
      <style:text-properties officeooo:rsid="005284dd"/>
    </style:style>
    <style:style style:name="T18" style:family="text">
      <style:text-properties officeooo:rsid="005337bb"/>
    </style:style>
    <style:style style:name="T19" style:family="text">
      <style:text-properties officeooo:rsid="0054ebd1"/>
    </style:style>
    <style:style style:name="T20" style:family="text">
      <style:text-properties fo:font-weight="normal" style:font-weight-asian="normal" style:font-weight-complex="normal"/>
    </style:style>
    <style:style style:name="T21" style:family="text">
      <style:text-properties fo:font-weight="normal" officeooo:rsid="001d3deb" style:font-weight-asian="normal" style:font-weight-complex="normal"/>
    </style:style>
    <style:style style:name="T22" style:family="text">
      <style:text-properties fo:font-weight="normal" officeooo:rsid="00417f74" style:font-weight-asian="normal" style:font-weight-complex="normal"/>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417f74" style:font-weight-asian="bold" style:font-weight-complex="bold"/>
    </style:style>
    <style:style style:name="T26" style:family="text">
      <style:text-properties fo:font-weight="bold" officeooo:rsid="0044fd6e" style:font-weight-asian="bold"/>
    </style:style>
    <style:style style:name="T27" style:family="text">
      <style:text-properties fo:font-weight="bold" officeooo:rsid="003e2bf4" style:font-weight-asian="bold"/>
    </style:style>
    <style:style style:name="T28" style:family="text">
      <style:text-properties officeooo:rsid="00436420"/>
    </style:style>
    <style:style style:name="T29" style:family="text">
      <style:text-properties officeooo:rsid="001a1665"/>
    </style:style>
    <style:style style:name="T30" style:family="text">
      <style:text-properties officeooo:rsid="001a8fdb"/>
    </style:style>
    <style:style style:name="T31" style:family="text">
      <style:text-properties officeooo:rsid="0017c61b"/>
    </style:style>
    <style:style style:name="T32" style:family="text">
      <style:text-properties style:use-window-font-color="true" style:font-name="Times New Roman2" fo:font-size="12pt" fo:font-weight="bold" style:font-size-asian="12pt" style:font-weight-asian="bold" style:font-name-complex="Arial" style:font-size-complex="12pt" style:font-weight-complex="bold"/>
    </style:style>
    <style:style style:name="T33" style:family="text">
      <style:text-properties style:use-window-font-color="true" style:font-name="Times New Roman2" fo:font-size="12pt" fo:font-weight="bold" officeooo:rsid="00436420" style:font-size-asian="12pt" style:font-weight-asian="bold" style:font-name-complex="Arial" style:font-size-complex="12pt" style:font-weight-complex="bold"/>
    </style:style>
    <style:style style:name="T34" style:family="text">
      <style:text-properties officeooo:rsid="0044fd6e"/>
    </style:style>
    <style:style style:name="T35" style:family="text">
      <style:text-properties officeooo:rsid="0040c9aa"/>
    </style:style>
    <style:style style:name="T36"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102in" svg:stroke-color="#000000"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5" draw:z-index="0" draw:style-name="gr1" draw:text-style-name="P60" svg:width="0.5413in" svg:height="0.5079in" svg:x="7.0764in" svg:y="1.0071in">
        <text:p/>
      </draw:rect>
      <draw:rect text:anchor-type="page" text:anchor-page-number="7" draw:z-index="1" draw:style-name="gr1" draw:text-style-name="P60" svg:width="0.5413in" svg:height="0.5079in" svg:x="7.0764in" svg:y="1.0071in">
        <text:p/>
      </draw:rect>
      <draw:rect text:anchor-type="page" text:anchor-page-number="8" draw:z-index="2" draw:style-name="gr1" draw:text-style-name="P60" svg:width="0.5413in" svg:height="0.5079in" svg:x="7.0764in" svg:y="1.0071in">
        <text:p/>
      </draw:rect>
      <draw:rect text:anchor-type="page" text:anchor-page-number="9" draw:z-index="4" draw:style-name="gr1" draw:text-style-name="P60" svg:width="0.5413in" svg:height="0.5079in" svg:x="7.0764in" svg:y="1.0071in">
        <text:p/>
      </draw:rect>
      <draw:rect text:anchor-type="page" text:anchor-page-number="13" draw:z-index="5" draw:style-name="gr1" draw:text-style-name="P60" svg:width="0.5413in" svg:height="0.5079in" svg:x="7.0764in" svg:y="1.0071in">
        <text:p/>
      </draw:rect>
      <draw:rect text:anchor-type="page" text:anchor-page-number="16" draw:z-index="6" draw:style-name="gr1" draw:text-style-name="P60" svg:width="0.5413in" svg:height="0.5079in" svg:x="7.0764in" svg:y="1.0071in">
        <text:p/>
      </draw:rect>
      <text:p text:style-name="P6">FELIPE RODRIGUES DO PRADO</text:p>
      <text:p text:style-name="P6">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7">MODULARIZAÇÃO DE SOFTWA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UNIVERSIDADE DO VALE DO SAPUCAÍ</text:p>
      <text:p text:style-name="P5">POUSO ALEGRE</text:p>
      <text:p text:style-name="P5">201<text:span text:style-name="T1">5</text:span></text:p>
      <text:p text:style-name="P10">FELIPE RODRIGUES DO PRADO</text:p>
      <text:p text:style-name="P6">JOÃO PAULO NAKAJIMA PEREIRA</text:p>
      <text:p text:style-name="P3"/>
      <text:p text:style-name="P3"/>
      <text:p text:style-name="P3"/>
      <text:p text:style-name="P3"/>
      <text:p text:style-name="P3"/>
      <text:p text:style-name="P3"/>
      <text:p text:style-name="P3"/>
      <text:p text:style-name="P3"/>
      <text:p text:style-name="P3"/>
      <text:p text:style-name="P3"/>
      <text:p text:style-name="P3"/>
      <text:p text:style-name="P7">MODULARIZAÇÃO DE SOFTWARE</text:p>
      <text:p text:style-name="P3"/>
      <text:p text:style-name="P3"/>
      <text:p text:style-name="P3"/>
      <text:p text:style-name="P3"/>
      <text:p text:style-name="P3"/>
      <text:p text:style-name="P18">Pré-projeto de desenvolvimento apresentado à disciplina de TCC 1 do curso de Sistemas de Informação com requisito parcial para obtenção de créditos.</text:p>
      <text:p text:style-name="P17"/>
      <text:p text:style-name="P3"/>
      <text:p text:style-name="P3"/>
      <text:p text:style-name="P3"/>
      <text:p text:style-name="P3"/>
      <text:p text:style-name="P5">UNIVERSIDADE DO VALE DO SAPUCAÍ</text:p>
      <text:p text:style-name="P5">POUSO ALEGRE</text:p>
      <text:p text:style-name="P9"><text:span text:style-name="T2">201</text:span><text:span text:style-name="T3">5</text:span></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8">SUMÁRIO</text:p>
          </text:index-title>
          <text:p text:style-name="P45"><text:a xlink:type="simple" xlink:href="#__RefHeading__2065_2051713974" text:style-name="Index_20_Link" text:visited-style-name="Index_20_Link">Introdução<text:tab/>1</text:a></text:p>
          <text:p text:style-name="P45"><text:a xlink:type="simple" xlink:href="#__RefHeading__2067_2051713974" text:style-name="Index_20_Link" text:visited-style-name="Index_20_Link">2 Objetivos<text:tab/>3</text:a></text:p>
          <text:p text:style-name="P49"><text:a xlink:type="simple" xlink:href="#__RefHeading__2200_2051713974" text:style-name="Index_20_Link" text:visited-style-name="Index_20_Link">2.1 Objetivo geral<text:tab/>3</text:a></text:p>
          <text:p text:style-name="P49"><text:a xlink:type="simple" xlink:href="#__RefHeading__2202_2051713974" text:style-name="Index_20_Link" text:visited-style-name="Index_20_Link">2.2 Objetivos específicos<text:tab/>3</text:a></text:p>
          <text:p text:style-name="P45"><text:a xlink:type="simple" xlink:href="#__RefHeading__2182_2051713974" text:style-name="Index_20_Link" text:visited-style-name="Index_20_Link">3 Justificativas<text:tab/>4</text:a></text:p>
          <text:p text:style-name="P45"><text:a xlink:type="simple" xlink:href="#__RefHeading__2216_2051713974" text:style-name="Index_20_Link" text:visited-style-name="Index_20_Link">4 Quadro teórico<text:tab/>5</text:a></text:p>
          <text:p text:style-name="P49"><text:a xlink:type="simple" xlink:href="#__RefHeading__3358_1127795717" text:style-name="Index_20_Link" text:visited-style-name="Index_20_Link">4.1 Java<text:tab/>5</text:a></text:p>
          <text:p text:style-name="P49"><text:a xlink:type="simple" xlink:href="#__RefHeading__2903_1995087119" text:style-name="Index_20_Link" text:visited-style-name="Index_20_Link">4.2 Bancos de dados NoSQL<text:tab/>5</text:a></text:p>
          <text:p text:style-name="P49"><text:a xlink:type="simple" xlink:href="#__RefHeading__2905_1995087119" text:style-name="Index_20_Link" text:visited-style-name="Index_20_Link">4.3 Modularização<text:tab/>7</text:a></text:p>
          <text:p text:style-name="P49"><text:a xlink:type="simple" xlink:href="#__RefHeading__2907_1995087119" text:style-name="Index_20_Link" text:visited-style-name="Index_20_Link">4.3.1 A OSGi em aplicações empresariais<text:tab/>7</text:a></text:p>
          <text:p text:style-name="P45"><text:a xlink:type="simple" xlink:href="#__RefHeading__1711_1247547198" text:style-name="Index_20_Link" text:visited-style-name="Index_20_Link">5 Quadro metodológico<text:tab/>9</text:a></text:p>
          <text:p text:style-name="P49"><text:a xlink:type="simple" xlink:href="#__RefHeading__2909_1995087119" text:style-name="Index_20_Link" text:visited-style-name="Index_20_Link">5.1 Tipo de Pesquisa<text:tab/>9</text:a></text:p>
          <text:p text:style-name="P49"><text:a xlink:type="simple" xlink:href="#__RefHeading__2911_1995087119" text:style-name="Index_20_Link" text:visited-style-name="Index_20_Link">5.2 Contexto da Pesquisa<text:tab/>9</text:a></text:p>
          <text:p text:style-name="P49"><text:a xlink:type="simple" xlink:href="#__RefHeading__2913_1995087119" text:style-name="Index_20_Link" text:visited-style-name="Index_20_Link">5.3 Instrumentos<text:tab/>9</text:a></text:p>
          <text:p text:style-name="P49"><text:a xlink:type="simple" xlink:href="#__RefHeading__2915_1995087119" text:style-name="Index_20_Link" text:visited-style-name="Index_20_Link">5.4 Procedimentos<text:tab/>9</text:a></text:p>
          <text:p text:style-name="P49"><text:a xlink:type="simple" xlink:href="#__RefHeading__2917_1995087119" text:style-name="Index_20_Link" text:visited-style-name="Index_20_Link">5.6 Orçamento<text:tab/>11</text:a></text:p>
          <text:p text:style-name="P45"><text:a xlink:type="simple" xlink:href="#__RefHeading__2919_1995087119" text:style-name="Index_20_Link" text:visited-style-name="Index_20_Link">6 Referências<text:tab/>12</text:a></text:p>
        </text:index-body>
      </text:table-of-content>
      <text:p text:style-name="P4"/>
      <text:list xml:id="list6908676046359170306" text:style-name="Numbering_20_2">
        <text:list-header>
          <text:h text:style-name="P20" text:outline-level="1"><text:bookmark-start text:name="__RefHeading__2065_2051713974"/>Introdução<text:bookmark-end text:name="__RefHeading__2065_2051713974"/></text:h>
        </text:list-header>
      </text:list>
      <text:p text:style-name="P2"/>
      <text:p text:style-name="P2"/>
      <text:p text:style-name="P2"/>
      <text:p text:style-name="P13">O desenvolvimento de um software n<text:span text:style-name="T5">ã</text:span>o envolve apenas <text:span text:style-name="T5">ló</text:span>gica de program<text:span text:style-name="T5">ação</text:span>, linhas de c<text:span text:style-name="T5">ó</text:span>digos e design, <text:span text:style-name="T5">além</text:span> disso, para se desenvolver um software, temos que nos preocupar com planejamento, engenharia, metodologia e qual tecnologia ser<text:span text:style-name="T5">á</text:span> utilizada. Esses e outros fatores, <text:span text:style-name="T5">estão</text:span> ligados ao desenvolvimento de um software, que <text:span text:style-name="T8">quando</text:span> iniciado, <text:span text:style-name="T6">poderá passar </text:span>por mudan<text:span text:style-name="T5">ç</text:span>as no desenvolvimento e se conclu<text:span text:style-name="T5">í</text:span>do poder<text:span text:style-name="T5">á também</text:span> sofrer atualiza<text:span text:style-name="T5">çõ</text:span>es, <text:span text:style-name="T9">o que significa, novas mudanças. Além disso, pode surgir a necessidade de serem desenvolvidas </text:span>novas funcionalidades. Dessa maneira, saber qual tecnologia utilizar e como planejar <text:span text:style-name="T9">o desenvolvimento</text:span>, <text:span text:style-name="T5">é</text:span> fundamental para que o software torne-se flex<text:span text:style-name="T5">ível</text:span> <text:span text:style-name="T6">a</text:span> essas mudan<text:span text:style-name="T5">ç</text:span>as. Pensando dessa maneira, <text:span text:style-name="T16">apresentamos</text:span> como solu<text:span text:style-name="T6">çã</text:span>o, <text:span text:style-name="T11">o desenvolvimento do software em módulos, utilizando a </text:span>especifica<text:span text:style-name="T6">çã</text:span>o OSGi, que vem da express<text:span text:style-name="T6">ã</text:span>o Open Services Gateway Initiative, constru<text:span text:style-name="T6">í</text:span>d<text:span text:style-name="T6">a</text:span> pela <text:span text:style-name="T6">tecnologia</text:span> Java.</text:p>
      <text:p text:style-name="P13">O OSGi possibilita o desenvolvimento de software em m<text:span text:style-name="T4">ó</text:span>dulos, <text:span text:style-name="T4">disponibilizando o </text:span>gerenciamento d<text:span text:style-name="T4">e tais</text:span> m<text:span text:style-name="T4">ó</text:span>dulos e facilidad<text:span text:style-name="T16">es</text:span> na manuten<text:span text:style-name="T4">çã</text:span>o e expans<text:span text:style-name="T4">ã</text:span>o d<text:span text:style-name="T16">a aplicação</text:span>. </text:p>
      <text:p text:style-name="P12">Um software modularizado n<text:span text:style-name="T4">ã</text:span>o <text:span text:style-name="T4">é</text:span> apenas separ<text:span text:style-name="T16">á-lo </text:span>em partes, mas sim atender <text:span text:style-name="T4">ao</text:span> conceito de m<text:span text:style-name="T4">ó</text:span>dulo, <text:span text:style-name="T4">ou seja, um módulo deve</text:span> ser, insta<text:span text:style-name="T4">lá</text:span>vel, gerenci<text:span text:style-name="T4">á</text:span>vel (parar, reiniciar <text:span text:style-name="T4">e ser</text:span> desinsta<text:span text:style-name="T4">lado</text:span> sem derrubar a <text:span text:style-name="T4">aplicação</text:span>), reutiliz<text:span text:style-name="T4">á</text:span>vel (utilizar em outros sistemas), combin<text:span text:style-name="T4">áv</text:span>el (combinar com outros m<text:span text:style-name="T4">ó</text:span>dulos), n<text:span text:style-name="T4">ã</text:span>o guardar estado e oferecer uma interface clara.</text:p>
      <text:p text:style-name="P14">Muitos softwares são desenvolvidos de maneira semelhante a modularização, dividos em partes, tendo cada parte uma responsabilidade. <text:span text:style-name="T7">P</text:span>orém não são realmente modularizados, ou seja, não atendem o conceito de modularização como descrito acima. <text:span text:style-name="T16">M</text:span>as podemos citar dois exemplos de projetos de softwares que foram desenvolvidos utilizando a especificação OSGi e atendendo a definição de modularização, são eles, <text:span text:style-name="T7">IDE </text:span>Eclipse, <text:span text:style-name="T7">ferramenta</text:span> de desenvolvimento <text:span text:style-name="T7">de softwares</text:span> e <text:span text:style-name="T7">o GlassFish, servidor de aplicações JEE.</text:span></text:p>
      <text:p text:style-name="P15">O uso da modularização com certeza traz grandes benefícios para o desenvolvimento e manutenção de um software. Poder parar <text:span text:style-name="T9">parte</text:span> de uma aplicação <text:span text:style-name="T9">para fazer uma manutenção ou poder instalar novas funcionalidades,</text:span> <text:span text:style-name="T9">garantindo que todas as outras partes restantes continuem funcionando normalmente seria uma característica fantástica da aplicação.</text:span></text:p>
      <text:p text:style-name="P16">Portanto com a especificação OSGi se tornando um padrão de desenvolvimento de <text:soft-page-break/>aplicativos modulares em Java, porém ainda não tão conhecido, <text:span text:style-name="T10">mas que oferece benefícios no desenvolvimento, manutenção e atualização do software, nos despertou um grande interesse em aprofundarmos nossos estudos nessa especificação, decidindo desenvolver um software que exemplifique uma aplicação funcionando em módulos.</text:span></text:p>
      <text:list xml:id="list214354332968427" text:continue-numbering="true" text:style-name="Numbering_20_2">
        <text:list-item>
          <text:h text:style-name="P21" text:outline-level="1"><text:bookmark-start text:name="__RefHeading__2067_2051713974"/><text:s/><text:span text:style-name="T12">Objetivos</text:span><text:bookmark-end text:name="__RefHeading__2067_2051713974"/></text:h>
        </text:list-item>
      </text:list>
      <text:p text:style-name="P25"/>
      <text:p text:style-name="P2"/>
      <text:p text:style-name="P2"/>
      <text:h text:style-name="P11" text:outline-level="2"><text:bookmark-start text:name="__RefHeading__2200_2051713974"/>2.1 <text:span text:style-name="T12">Objetivo geral</text:span><text:bookmark-end text:name="__RefHeading__2200_2051713974"/></text:h>
      <text:p text:style-name="P8"/>
      <text:p text:style-name="P8"/>
      <text:p text:style-name="P33">Desenvolver um software modularizado usando a especificação OSGi da plataforma Java e demonstrá-la através da implementação Equinox.</text:p>
      <text:p text:style-name="P8"/>
      <text:p text:style-name="P8"/>
      <text:h text:style-name="P11" text:outline-level="2"><text:bookmark-start text:name="__RefHeading__2202_2051713974"/>2.2 <text:span text:style-name="T12">Objetivos específicos</text:span><text:bookmark-end text:name="__RefHeading__2202_2051713974"/></text:h>
      <text:p text:style-name="P8"/>
      <text:p text:style-name="P8"/>
      <text:p text:style-name="P33">Os nossos objetivos específicos têm como base:</text:p>
      <text:list xml:id="list2000847521916728198" text:style-name="L1">
        <text:list-item>
          <text:p text:style-name="P34">Demonstrar o funcionamento da modularização usando a especificação OSGi.</text:p>
        </text:list-item>
        <text:list-item>
          <text:p text:style-name="P34">Desenvolver um software separados em módulos, possibilitando uma melhor separação e organização.</text:p>
        </text:list-item>
        <text:list-item>
          <text:p text:style-name="P35">Demonstrar como <text:span text:style-name="T18">resolver</text:span> um erro encontrado no sistema, de forma que não seja necessário parar toda aplicação que está sendo executada no momento, ou seja, para resolver o erro basta <text:span text:style-name="T17">apenas </text:span>parar o módulo que está com problema, realizar a correção e iniciá-lo novamente <text:span text:style-name="T18">e o restante da aplicação continue seu funcionamento e não sofra efeitos colaterais.</text:span></text:p>
        </text:list-item>
        <text:list-item>
          <text:p text:style-name="P34">Disponibilizar uma interface definida para que a empresa que implante o sistema possa criar módulos personalizados caso tenha a necessidade ou interesse.</text:p>
        </text:list-item>
      </text:list>
      <text:list xml:id="list214354334824041" text:continue-list="list214354332968427" text:style-name="Numbering_20_2">
        <text:list-item>
          <text:h text:style-name="P21" text:outline-level="1"><text:bookmark-start text:name="__RefHeading__2182_2051713974"/><text:s/><text:span text:style-name="T12">Justificativas</text:span><text:bookmark-end text:name="__RefHeading__2182_2051713974"/></text:h>
        </text:list-item>
      </text:list>
      <text:p text:style-name="P2"/>
      <text:p text:style-name="P2"/>
      <text:p text:style-name="P2"/>
      <text:p text:style-name="P36">Escolhemos demonstrar <text:span text:style-name="T13">a modularização de software devido a vários problemas existentes quando um software em produção necessita ser atualizado para resolução de um problema ou para que seja aplicado uma nova funcionalidade. Exemplificaremos através do desenvolvimento de uma aplicação como funcionaria o desenvolvimento e funcionamento de um software modularizado.</text:span></text:p>
      <text:p text:style-name="P37">Ao trabalharmos com uma aplicação não modularizada, percebemos os problemas e dificuldades que são apresentadas quando é necessário realizar um<text:span text:style-name="T17">a</text:span> manutenção ou aplicar uma nova funcionalidade no software. Dessa maneira a utilização da modularização <text:span text:style-name="T14">facilita a expansão e manutenção do software.</text:span></text:p>
      <text:p text:style-name="P38">O conceito de modularização ainda é pouco conhecido e não muito realizado no desenvolvimento de software, além de não ter sido uma tecnologia abordada em nosso curso, o que também nos despertou interesse <text:span text:style-name="T15">de sua aplicação.</text:span></text:p>
      <text:list xml:id="list214354408284306" text:continue-numbering="true" text:style-name="Numbering_20_2">
        <text:list-item>
          <text:h text:style-name="P21" text:outline-level="1"><text:bookmark-start text:name="__RefHeading__2216_2051713974"/><text:s/><text:span text:style-name="T19">Quadro teórico</text:span><text:bookmark-end text:name="__RefHeading__2216_2051713974"/></text:h>
        </text:list-item>
      </text:list>
      <text:p text:style-name="P30"/>
      <text:p text:style-name="P2"/>
      <text:p text:style-name="P2"/>
      <text:p text:style-name="Text_20_body">Para que se possa desenvolver qualquer solução,é necessário o uso de algumas ferramentas, teorias e tecnologias. Abaixo serão apresentadas algumas delas usadas no desenvolvimento desta pesquisa, bem como sua utilidade.</text:p>
      <text:p text:style-name="P2"/>
      <text:p text:style-name="P2"/>
      <text:p text:style-name="P2"/>
      <text:h text:style-name="P46" text:outline-level="2"><text:bookmark-start text:name="__RefHeading__3358_1127795717"/><text:span text:style-name="T28">4.1 </text:span>Java<text:bookmark-end text:name="__RefHeading__3358_1127795717"/></text:h>
      <text:p text:style-name="P43"/>
      <text:p text:style-name="P43"/>
      <text:p text:style-name="P43"><text:tab/>Java é uma linguagem de programação <text:span text:style-name="T29">e</text:span> uma plataforma de desenvolvimento lançada em 1996 pela Sun com a capacidade de desenvolver aplicativos <text:span text:style-name="T30">apenas uma vez, e utilizando a JVM (Java Virtual Machine) pode executar o software em qualquer dispositivo que suportasse a JVM</text:span>. Permite a vantagem de programar utilizando uma única linguagem mesmo em diferentes plataformas <text:span text:style-name="T30">(Exemplos de plataformas: Windows – Linux – WEB – Android – chips)</text:span> (Sobral; Claro, 2008). </text:p>
      <text:p text:style-name="P43"><text:tab/>O objetivo da linguagem Java não são os sistemas pequenos, seu foco é uma plataforma para o desenvolvimento de sistemas de médio a grande porte. Uma vantagem de se utilizar a plataforma Java é a grande quantidade de bibliotecas gratuitas que podem ser utilizadas em diversos trabalhos. Como cada linguagem é apropriada para uma determinada área, a utilização da Java é melhor para o desenvolvimento de aplicações que tenham tendência a crescer (Caelum, 2013).</text:p>
      <text:p text:style-name="P43"/>
      <text:p text:style-name="P43"/>
      <text:h text:style-name="P46" text:outline-level="2"><text:bookmark-start text:name="__RefHeading__2903_1995087119"/><text:span text:style-name="T28">4.2 </text:span>Bancos de dados NoSQL <text:bookmark-end text:name="__RefHeading__2903_1995087119"/></text:h>
      <text:p text:style-name="P43"/>
      <text:p text:style-name="P43"/>
      <text:p text:style-name="P43">Bancos de dados que não seguem uma estrutura fixa, em que os dados são interpretados de diferentes maneiras para se obter uma maior escalabilidade, são denominados <text:soft-page-break/>Bancos NoSQL.</text:p>
      <text:p text:style-name="P43">Seu recente e crescente uso provém da necessidade por parte das empresas que se deparam com situações onde estão diante das diferentes exigências na elaboração de um software, e somente o banco de dados relacional não é capaz de atender a demanda de informações que se pretende gerar após a expansão dos dados. </text:p>
      <text:p text:style-name="P43"><text:span text:style-name="T31">S</text:span>ão encontrados <text:span text:style-name="T29">2</text:span> principais problemas em utilizar bancos da dados relacionais:</text:p>
      <text:list xml:id="list2803489157133091303" text:style-name="L2">
        <text:list-item>
          <text:p text:style-name="P39">Abordagem dos dados de forma limitada, através de tabelas;</text:p>
        </text:list-item>
        <text:list-item>
          <text:p text:style-name="P39"><text:span text:style-name="T29">Perda de performance quando há grande volume de dados a ser guardado e normalizado.</text:span></text:p>
        </text:list-item>
      </text:list>
      <text:p text:style-name="P43"><text:tab/>Brito (2010, p2) afirma que “O propósito, das soluções NoSQL não é substituir o modelo relacional, mas apenas em casos nos quais seja necessária uma maior flexibilidade da estruturação do banco”.</text:p>
      <text:p text:style-name="P43"><text:tab/>Brito (2010, p3) descreve os núcleos (ou categorias) de bancos de dados NoSQL que mais se destacam como: </text:p>
      <text:p text:style-name="P43"><text:tab/>• CHAVE-VALOR: coleção de chaves de valor único que são associadas ao conteúdo (dado). Citando como exemplo o Amazon Dynamo, <text:span text:style-name="T29">Redis, Oracle BDB;</text:span></text:p>
      <text:p text:style-name="P43"><text:tab/>• DOCUMENTOS: conjunto de documentos no formato JSON, onde cada documento é tratado como um objeto único que possui campos com os respectivos valores. O CouchDB é um dos bancos mais utilizados, <text:span text:style-name="T29">mas recentemente o MongoDb</text:span> <text:span text:style-name="T29">está se despontando como um interessante banco de dados para se utilizar.</text:span></text:p>
      <text:p text:style-name="P43"><text:tab/>• COLUNA: formado por colunas que possuem um conjunto de informações como nome, conteúdo e timestamp e que podem ser organizadas em uma família de colunas (semelhante a uma tabela), além de vetores cujos valores são as próprias colunas. Os bancos de dados Cassandra e BigTable são alguns exemplos. </text:p>
      <text:p text:style-name="P43"><text:tab/>• GRAFOS: dados distribuídos em forma de vértices e arestas que possuem atributos tanto nas arestas quanto nos vértices. Neo4J e InfoGrid são exemplos de bancos de dados que implementam essa arquitetura. </text:p>
      <text:p text:style-name="P44">Utilizar um banco de dados que permite tanto uma melhor performance para massivos volumes de dados quanto a expansão vertiginosa de sua estrutura e relacionamentos torna-se uma ferramenta que irá agregar grandes funcionalidades e vantagens para o desenvolvimento de nosso software.</text:p>
      <text:p text:style-name="P43"/>
      <text:p text:style-name="P43"><text:soft-page-break/></text:p>
      <text:h text:style-name="P46" text:outline-level="2"><text:bookmark-start text:name="__RefHeading__2905_1995087119"/><text:span text:style-name="T28">4.3 M</text:span>odularização<text:bookmark-end text:name="__RefHeading__2905_1995087119"/></text:h>
      <text:p text:style-name="P43"/>
      <text:p text:style-name="P43"/>
      <text:p text:style-name="P43"><text:tab/>Modularização é o desenvolvimento de software de maneira desacoplada, separando o software em pedaços independentes, ou “bundles”, ou seja, é o particionamento do software em partes menores gerenciáveis, com o objetivo de gerenciar e controlar mehor o desenvolvimento e manutenção do código.</text:p>
      <text:p text:style-name="P43"><text:tab/>Knoernschild (2012) afirma que um módulo de software é instalável, gerenciável, reutilizável, combinável, não guarda estado e oferece uma interface clara.</text:p>
      <text:p text:style-name="P43">Usaremos o Framework OSGi com a implementação Equinox para o desenvolvimento do software de nosso projeto.</text:p>
      <text:p text:style-name="P43"><text:span text:style-name="Fonte_20_parág._20_padrão">OSGi (Open Services Gateway Initiative ou como é conhecido por Sistema Modular e Dinâmico para Java) define uma arquitetura para o desenvolvimento e implantação de aplicações modulares e de bibliotecas.</text:span></text:p>
      <text:p text:style-name="P43"><text:tab/>Desenvolver softwares na plataforma OSGI significa primeiramente construir o seu aplicativo usando a API do OSGi e depois implantá-lo em um container OSGi. Do ponto de vista de um programador, a OSGi oferece algumas vantagens:</text:p>
      <text:list xml:id="list7147658474041643396" text:style-name="L6">
        <text:list-item>
          <text:p text:style-name="P40">Você pode instalar, desinstalar, iniciar e parar diferentes módulos do seu aplicativo, sem precisar reiniciar o software.</text:p>
        </text:list-item>
        <text:list-item>
          <text:p text:style-name="P40">Seu aplicativo pode ter mais de uma versão de um módulo particular funcionando e executando ao mesmo tempo.</text:p>
        </text:list-item>
        <text:list-item>
          <text:p text:style-name="P40">A OSGi garante uma ótima infraestrutura para desenvolvimento de aplicativos com orientados a serviços, assim como integrados, aplicativos de internet móvel e APPs para internet ricos.</text:p>
        </text:list-item>
      </text:list>
      <text:p text:style-name="P43"><text:tab/>Os containers OSGi são destinados especificamente para o desenvolvimento de aplicativos Java complexos que pretendem dividir-se em módulos.</text:p>
      <text:p text:style-name="P59"/>
      <text:p text:style-name="P59"/>
      <text:h text:style-name="P47" text:outline-level="2"><text:bookmark-start text:name="__RefHeading__2907_1995087119"/><text:span text:style-name="Fonte_20_parág._20_padrão"><text:span text:style-name="T33">4.3.1 </text:span></text:span><text:span text:style-name="Fonte_20_parág._20_padrão"><text:span text:style-name="T32">A OSGi em aplicações empresariais</text:span></text:span><text:bookmark-end text:name="__RefHeading__2907_1995087119"/></text:h>
      <text:p text:style-name="P32"/>
      <text:p text:style-name="P32"><text:span text:style-name="Fonte_20_parág._20_padrão"><text:span text:style-name="T32"/></text:span></text:p>
      <text:p text:style-name="P43"><text:soft-page-break/><text:tab/>A especificação OSGi iniciou em março de 1999 pela OSGi Alliance. Em 2003, a equipe de desenvolvimento Eclipse começou a procurar formas de tornar essa plataforma mais dinâmica e de aumentar a modularidade do conjunto de ferramentas. O Eclipse 3.0, lançado em junho de 2004, foi a primeira versão do Eclipse baseado em OSGi.</text:p>
      <text:p text:style-name="P43"><text:tab/>Agora, graças ao Eclipse, a OSGi está emergindo como uma tecnologia viável e valiosa para o desenvolvimento empresarial.</text:p>
      <text:p text:style-name="P43"><text:tab/>Atualmente existem <text:span text:style-name="T34">dois</text:span> principais containers OSGi:</text:p>
      <text:list xml:id="list6527043978954026394" text:style-name="L7">
        <text:list-item>
          <text:p text:style-name="P41"><text:span text:style-name="Forte">Equinox</text:span><text:span text:style-name="apple-converted-space"> </text:span><text:span text:style-name="Fonte_20_parág._20_padrão">é a implementação de referência para a estrutura do</text:span><text:span text:style-name="apple-converted-space"> </text:span><text:span text:style-name="Emphasis">OSGI Service Plataform Release 4</text:span><text:span text:style-name="Fonte_20_parág._20_padrão">. Ele é o ambiente de execução modular no coração do eclipse IDE, e implementa todas as funcionalidades necessárias e opcionais para a especificação OSGi R4.</text:span></text:p>
        </text:list-item>
        <text:list-item>
          <text:p text:style-name="P41"><text:span text:style-name="Forte">Knopflerfish</text:span><text:span text:style-name="apple-converted-space"> </text:span><text:span text:style-name="Fonte_20_parág._20_padrão">é uma implementação das especificações OSGi R3 e OSGi R4. O Knopflerfish2 implementa todas as características obrigatórias e algumas das características opcionais definidas na especificação R4.</text:span></text:p>
        </text:list-item>
      </text:list>
      <text:p text:style-name="Text_20_body">Porém, como a utilização dessa nova tecnologia é nova e pouco documentada e testada em aplicações comerciais, o uso da implementação Equinox se expressou sendo a de maior fator de sucesso, pois é a que possui mais materiais de referência e exemplos disponibilizados.</text:p>
      <text:list xml:id="list214355723998641" text:continue-list="list214354408284306" text:style-name="Numbering_20_2">
        <text:list-item>
          <text:h text:style-name="P22" text:outline-level="1"><text:bookmark-start text:name="__RefHeading__1711_1247547198"/><text:s/>Quadro metodológico<text:bookmark-end text:name="__RefHeading__1711_1247547198"/></text:h>
        </text:list-item>
      </text:list>
      <text:p text:style-name="P29"/>
      <text:p text:style-name="P29"/>
      <text:p text:style-name="P29"/>
      <text:h text:style-name="P46" text:outline-level="2"><text:bookmark-start text:name="__RefHeading__2909_1995087119"/><text:span text:style-name="Fonte_20_parág._20_padrão"><text:span text:style-name="T26">5.1 </text:span></text:span><text:span text:style-name="Fonte_20_parág._20_padrão"><text:span text:style-name="T23">Tipo de Pesquisa</text:span></text:span><text:bookmark-end text:name="__RefHeading__2909_1995087119"/></text:h>
      <text:p text:style-name="P43"/>
      <text:p text:style-name="P43"><text:span text:style-name="Fonte_20_parág._20_padrão"><text:span text:style-name="T23"/></text:span></text:p>
      <text:p text:style-name="P43"><text:tab/><text:span text:style-name="T35">Utilizaremos</text:span> em nosso projeto a pesquisa de forma aplicada.</text:p>
      <text:p text:style-name="P43"/>
      <text:p text:style-name="P43"/>
      <text:h text:style-name="P46" text:outline-level="2"><text:bookmark-start text:name="__RefHeading__2911_1995087119"/><text:span text:style-name="Fonte_20_parág._20_padrão"><text:span text:style-name="T26">5.2 </text:span></text:span><text:span text:style-name="Fonte_20_parág._20_padrão"><text:span text:style-name="T23">Contexto da Pesquisa</text:span></text:span><text:bookmark-end text:name="__RefHeading__2911_1995087119"/></text:h>
      <text:p text:style-name="P43"/>
      <text:p text:style-name="P43"><text:span text:style-name="Fonte_20_parág._20_padrão"><text:span text:style-name="T23"/></text:span></text:p>
      <text:p text:style-name="P43"><text:tab/>O Software desenvolvido será disponibilizado na Internet, para que qualquer programador ou pessoa com conhecimento de design de telas possa usar o software.</text:p>
      <text:p text:style-name="P43"/>
      <text:p text:style-name="P43"/>
      <text:h text:style-name="P46" text:outline-level="2"><text:bookmark-start text:name="__RefHeading__2913_1995087119"/><text:span text:style-name="Fonte_20_parág._20_padrão"><text:span text:style-name="T26">5.3 </text:span></text:span><text:span text:style-name="Fonte_20_parág._20_padrão"><text:span text:style-name="T23">Instrumentos</text:span></text:span><text:bookmark-end text:name="__RefHeading__2913_1995087119"/></text:h>
      <text:p text:style-name="P43"/>
      <text:p text:style-name="P43"><text:span text:style-name="Fonte_20_parág._20_padrão"><text:span text:style-name="T23"/></text:span></text:p>
      <text:p text:style-name="P43"><text:tab/>Utilizaremos de reuniões quinzenais com o orientador do projeto, <text:span text:style-name="T35">a fim de</text:span> se fazer o levantamento do foco da pesquisa até a próxima reunião. Além de ressaltar os pontos a serem focados na pesquisa e as dúvidas serem discutidas.</text:p>
      <text:p text:style-name="P43"/>
      <text:p text:style-name="P43"/>
      <text:h text:style-name="P46" text:outline-level="2"><text:bookmark-start text:name="__RefHeading__2915_1995087119"/><text:span text:style-name="Fonte_20_parág._20_padrão"><text:span text:style-name="T26">5.4 </text:span></text:span><text:span text:style-name="Fonte_20_parág._20_padrão"><text:span text:style-name="T23">Procedimentos</text:span></text:span><text:bookmark-end text:name="__RefHeading__2915_1995087119"/></text:h>
      <text:p text:style-name="P43"/>
      <text:p text:style-name="P43"><text:span text:style-name="Fonte_20_parág._20_padrão"><text:span text:style-name="T23"/></text:span></text:p>
      <text:list xml:id="list6478400932751867816" text:style-name="L8">
        <text:list-item>
          <text:p text:style-name="P42">Descrever e definir o funcionamento de um sistema modularizado.</text:p>
        </text:list-item>
        <text:list-item>
          <text:p text:style-name="P42">Analisar a atividade e desempenho de diferentes tipos de bancos de dados, para escolha de um que apresente maior desempenho para a função a ser desempenhada.</text:p>
        </text:list-item>
        <text:list-item>
          <text:p text:style-name="P42">Desenvolver um software para criação, mapeamento e inserção de procedimentos <text:soft-page-break/>básicos de um banco de dados e de um projeto em Java.</text:p>
        </text:list-item>
        <text:list-item>
          <text:p text:style-name="P42">Demonstrar a performance de desenvolvimento utilizando o software desenvolvido, na utilização do <text:span text:style-name="T35">dia a dia.</text:span></text:p>
        </text:list-item>
      </text:list>
      <text:p text:style-name="P29"/>
      <text:p text:style-name="P29"/>
      <text:p text:style-name="P29"><text:span text:style-name="Fonte_20_parág._20_padrão"><text:span text:style-name="T26">5.5 </text:span></text:span><text:span text:style-name="Fonte_20_parág._20_padrão"><text:span text:style-name="T23">Cronograma</text:span></text:span></text:p>
      <text:p text:style-name="P29"><text:span text:style-name="Fonte_20_parág._20_padrão"><text:span text:style-name="T23"/></text:span></text:p>
      <text:p text:style-name="P29"><draw:connector text:anchor-type="paragraph" draw:z-index="3" draw:name="Conector de seta reta 1" draw:style-name="gr2" draw:type="line" svg:x1="-0.0039in" svg:y1="0.2909in" svg:x2="1.6319in" svg:y2="0.7327in" svg:d="M-11 739l4156 1122" svg:viewBox="0 0 4157 1124"><text:p/></draw:connector></text:p>
      <table:table table:name="Tabela1" table:style-name="Tabela1">
        <table:table-column table:style-name="Tabela1.A"/>
        <table:table-column table:style-name="Tabela1.B" table:number-columns-repeated="5"/>
        <table:table-column table:style-name="Tabela1.G" table:number-columns-repeated="2"/>
        <table:table-row table:style-name="Tabela1.1">
          <table:table-cell table:style-name="Tabela1.A1" office:value-type="string">
            <text:p text:style-name="P58">Mês</text:p>
            <text:p text:style-name="P52"/>
            <text:p text:style-name="P53">Tarefas</text:p>
          </table:table-cell>
          <table:table-cell table:style-name="Tabela1.B1" office:value-type="string">
            <text:p text:style-name="P52">DEZ</text:p>
          </table:table-cell>
          <table:table-cell table:style-name="Tabela1.A1" office:value-type="string">
            <text:p text:style-name="P52">JAN</text:p>
          </table:table-cell>
          <table:table-cell table:style-name="Tabela1.A1" office:value-type="string">
            <text:p text:style-name="P52">FEV</text:p>
          </table:table-cell>
          <table:table-cell table:style-name="Tabela1.A1" office:value-type="string">
            <text:p text:style-name="P52">MAR</text:p>
          </table:table-cell>
          <table:table-cell table:style-name="Tabela1.A1" office:value-type="string">
            <text:p text:style-name="P52">ABR</text:p>
          </table:table-cell>
          <table:table-cell table:style-name="Tabela1.A1" office:value-type="string">
            <text:p text:style-name="P52">MAI</text:p>
          </table:table-cell>
          <table:table-cell table:style-name="Tabela1.A1" office:value-type="string">
            <text:p text:style-name="P52">JUN</text:p>
          </table:table-cell>
        </table:table-row>
        <table:table-row table:style-name="Tabela1.2">
          <table:table-cell table:style-name="Tabela1.A2" office:value-type="string">
            <text:p text:style-name="P54">Orientação do Pré-projeto</text:p>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Formulação do Pré-projeto</text:p>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Pesquisas dos itens do pré<text:span text:style-name="T35"> – </text:span>projeto</text:p>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Fechamento do pré-projeto</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Entrega do pré-projeto</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Orientação da Introdução, Objetivos e Justificativa</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Formulação da Introdução, Objetivos e Justificativas</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Fechamento da Introdução, Objetivos e Justificativas</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Entrega da Introdução, Objetivos e Justificativas</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Orientação do Quadro Teórico</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Formulação do Quadro Teórico</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Entrega do Quadro Teórico</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4"/>
          </table:table-cell>
        </table:table-row>
        <table:table-row table:style-name="Tabela1.2">
          <table:table-cell table:style-name="Tabela1.A1" office:value-type="string">
            <text:p text:style-name="P54">Orientação do Quadro Metodológico</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4"/>
          </table:table-cell>
          <table:table-cell table:style-name="Tabela1.B2" office:value-type="string">
            <text:p text:style-name="P56"><text:span text:style-name="Fonte_20_parág._20_padrão"><text:span text:style-name="T36">X</text:span></text:span></text:p>
          </table:table-cell>
          <table:table-cell table:style-name="Tabela1.B2" office:value-type="string">
            <text:p text:style-name="P57"/>
          </table:table-cell>
          <table:table-cell table:style-name="Tabela1.B2" office:value-type="string">
            <text:p text:style-name="P57"/>
          </table:table-cell>
        </table:table-row>
        <table:table-row table:style-name="Tabela1.2">
          <table:table-cell table:style-name="Tabela1.A1" office:value-type="string">
            <text:p text:style-name="P54">Formulação do Quadro Metodológico</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4"/>
          </table:table-cell>
          <table:table-cell table:style-name="Tabela1.B2" office:value-type="string">
            <text:p text:style-name="P56"><text:span text:style-name="Fonte_20_parág._20_padrão"><text:span text:style-name="T36">X</text:span></text:span></text:p>
          </table:table-cell>
          <table:table-cell table:style-name="Tabela1.B2" office:value-type="string">
            <text:p text:style-name="P57"/>
          </table:table-cell>
          <table:table-cell table:style-name="Tabela1.B2" office:value-type="string">
            <text:p text:style-name="P57"/>
          </table:table-cell>
        </table:table-row>
        <table:table-row table:style-name="Tabela1.2">
          <table:table-cell table:style-name="Tabela1.A1" office:value-type="string">
            <text:p text:style-name="P54">Entrega do Quadro Metodológico</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4"/>
          </table:table-cell>
          <table:table-cell table:style-name="Tabela1.B2" office:value-type="string">
            <text:p text:style-name="P56"><text:span text:style-name="Fonte_20_parág._20_padrão"><text:span text:style-name="T36">X</text:span></text:span></text:p>
          </table:table-cell>
          <table:table-cell table:style-name="Tabela1.B2" office:value-type="string">
            <text:p text:style-name="P57"/>
          </table:table-cell>
          <table:table-cell table:style-name="Tabela1.B2" office:value-type="string">
            <text:p text:style-name="P57"/>
          </table:table-cell>
        </table:table-row>
        <table:table-row table:style-name="Tabela1.2">
          <table:table-cell table:style-name="Tabela1.A1" office:value-type="string">
            <text:p text:style-name="P54">Revisão do projeto para entrega</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cell table:style-name="Tabela1.B2" office:value-type="string">
            <text:p text:style-name="P54"/>
          </table:table-cell>
        </table:table-row>
        <table:table-row table:style-name="Tabela1.2">
          <table:table-cell table:style-name="Tabela1.A1" office:value-type="string">
            <text:p text:style-name="P54">Entrega dos projetos para qualificação</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row>
        <table:table-row table:style-name="Tabela1.2">
          <table:table-cell table:style-name="Tabela1.A1" office:value-type="string">
            <text:p text:style-name="P54">Bancas de qualificação de Projetos</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row>
        <text:soft-page-break/>
        <table:table-row table:style-name="Tabela1.2">
          <table:table-cell table:style-name="Tabela1.A1" office:value-type="string">
            <text:p text:style-name="P54">Orientações finais dos projetos</text:p>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7"/>
          </table:table-cell>
          <table:table-cell table:style-name="Tabela1.B2" office:value-type="string">
            <text:p text:style-name="P54"/>
          </table:table-cell>
          <table:table-cell table:style-name="Tabela1.B2" office:value-type="string">
            <text:p text:style-name="P54"/>
          </table:table-cell>
          <table:table-cell table:style-name="Tabela1.B2" office:value-type="string">
            <text:p text:style-name="P55">X</text:p>
          </table:table-cell>
        </table:table-row>
      </table:table>
      <text:h text:style-name="P46" text:outline-level="2"/>
      <text:h text:style-name="P46" text:outline-level="2"/>
      <text:h text:style-name="P46" text:outline-level="2"><text:bookmark-start text:name="__RefHeading__2917_1995087119"/><text:span text:style-name="Fonte_20_parág._20_padrão"><text:span text:style-name="T26">5.6 </text:span></text:span><text:span text:style-name="Fonte_20_parág._20_padrão"><text:span text:style-name="T23">Orçamento</text:span></text:span><text:bookmark-end text:name="__RefHeading__2917_1995087119"/></text:h>
      <text:p text:style-name="P29"><text:span text:style-name="Fonte_20_parág._20_padrão"><text:span text:style-name="T23"/></text:span></text:p>
      <text:p text:style-name="P2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31"><text:span text:style-name="Fonte_20_parág._20_padrão">ORÇAMENTO DETALHADO DO PROJETO</text:span></text:p>
          </table:table-cell>
          <table:covered-table-cell/>
          <table:covered-table-cell/>
          <table:covered-table-cell/>
        </table:table-row>
        <table:table-row table:style-name="Tabela2.2">
          <table:table-cell table:style-name="Tabela2.A2" table:number-columns-spanned="4" office:value-type="string">
            <text:p text:style-name="P27"><text:span text:style-name="Fonte_20_parág._20_padrão">1. RECURSOS MATERIAIS</text:span></text:p>
          </table:table-cell>
          <table:covered-table-cell/>
          <table:covered-table-cell/>
          <table:covered-table-cell/>
        </table:table-row>
        <table:table-row table:style-name="Tabela2.2">
          <table:table-cell table:style-name="Tabela2.A2" table:number-columns-spanned="4" office:value-type="string">
            <text:p text:style-name="P27"><text:span text:style-name="Fonte_20_parág._20_padrão">1.1 Material Permanente: (equipamentos, livros, máquina fotográfica e gravadores, softwares, equipamentos de informática, etc.)</text:span></text:p>
          </table:table-cell>
          <table:covered-table-cell/>
          <table:covered-table-cell/>
          <table:covered-table-cell/>
        </table:table-row>
        <table:table-row table:style-name="Tabela2.4">
          <table:table-cell table:style-name="Tabela2.A4" office:value-type="string">
            <text:p text:style-name="P28"><text:span text:style-name="Fonte_20_parág._20_padrão"><text:span text:style-name="T20">Descrição do Material</text:span></text:span></text:p>
          </table:table-cell>
          <table:table-cell table:style-name="Tabela2.A4" office:value-type="string">
            <text:p text:style-name="P28"><text:span text:style-name="Fonte_20_parág._20_padrão"><text:span text:style-name="T20">Quantidade</text:span></text:span></text:p>
          </table:table-cell>
          <table:table-cell table:style-name="Tabela2.A4" office:value-type="string">
            <text:p text:style-name="P28"><text:span text:style-name="Fonte_20_parág._20_padrão"><text:span text:style-name="T20">Valor (unidade – em reais)</text:span></text:span></text:p>
          </table:table-cell>
          <table:table-cell table:style-name="Tabela2.D4" office:value-type="string">
            <text:p text:style-name="P28"><text:span text:style-name="Fonte_20_parág._20_padrão"><text:span text:style-name="T20">Total R$</text:span></text:span></text:p>
          </table:table-cell>
        </table:table-row>
        <table:table-row table:style-name="Tabela2.4">
          <table:table-cell table:style-name="Tabela2.A5" office:value-type="string">
            <text:p text:style-name="P28">Livros</text:p>
          </table:table-cell>
          <table:table-cell table:style-name="Tabela2.B5" office:value-type="string">
            <text:p text:style-name="P28">5</text:p>
          </table:table-cell>
          <table:table-cell table:style-name="Tabela2.C5" office:value-type="string">
            <text:p text:style-name="P28">70,00</text:p>
          </table:table-cell>
          <table:table-cell table:style-name="Tabela2.D5" office:value-type="string">
            <text:p text:style-name="P28">350,00</text:p>
          </table:table-cell>
        </table:table-row>
        <table:table-row table:style-name="Tabela2.4">
          <table:table-cell table:style-name="Tabela2.A6" office:value-type="string">
            <text:p text:style-name="P28"><text:span text:style-name="Fonte_20_parág._20_padrão">Subtotal</text:span></text:p>
          </table:table-cell>
          <table:table-cell table:style-name="Tabela2.B6" office:value-type="string">
            <text:p text:style-name="P28"/>
          </table:table-cell>
          <table:table-cell table:style-name="Tabela2.C6" office:value-type="string">
            <text:p text:style-name="P28"/>
          </table:table-cell>
          <table:table-cell table:style-name="Tabela2.D6" office:value-type="string">
            <text:p text:style-name="P28">350,00</text:p>
          </table:table-cell>
        </table:table-row>
        <table:table-row table:style-name="Tabela2.2">
          <table:table-cell table:style-name="Tabela2.A2" table:number-columns-spanned="4" office:value-type="string">
            <text:p text:style-name="P27"><text:span text:style-name="Fonte_20_parág._20_padrão">1.2 Material de Consumo: (Papéis necessários para impressões, cartuchos de tinta para impressora, pastas, etc.)</text:span></text:p>
          </table:table-cell>
          <table:covered-table-cell/>
          <table:covered-table-cell/>
          <table:covered-table-cell/>
        </table:table-row>
        <table:table-row table:style-name="Tabela2.4">
          <table:table-cell table:style-name="Tabela2.A4" office:value-type="string">
            <text:p text:style-name="P28"><text:span text:style-name="Fonte_20_parág._20_padrão"><text:span text:style-name="T20">Descrição do Material</text:span></text:span></text:p>
          </table:table-cell>
          <table:table-cell table:style-name="Tabela2.A4" office:value-type="string">
            <text:p text:style-name="P28"><text:span text:style-name="Fonte_20_parág._20_padrão"><text:span text:style-name="T20">Quantidade</text:span></text:span></text:p>
          </table:table-cell>
          <table:table-cell table:style-name="Tabela2.A4" office:value-type="string">
            <text:p text:style-name="P28"><text:span text:style-name="Fonte_20_parág._20_padrão"><text:span text:style-name="T20">Valor (unidade – em reais)</text:span></text:span></text:p>
          </table:table-cell>
          <table:table-cell table:style-name="Tabela2.D4" office:value-type="string">
            <text:p text:style-name="P28"><text:span text:style-name="Fonte_20_parág._20_padrão"><text:span text:style-name="T20">Total R$</text:span></text:span></text:p>
          </table:table-cell>
        </table:table-row>
        <table:table-row table:style-name="Tabela2.4">
          <table:table-cell table:style-name="Tabela2.A9" office:value-type="string">
            <text:p text:style-name="P28">Impressões</text:p>
          </table:table-cell>
          <table:table-cell table:style-name="Tabela2.B9" office:value-type="string">
            <text:p text:style-name="P28">5</text:p>
          </table:table-cell>
          <table:table-cell table:style-name="Tabela2.C9" office:value-type="string">
            <text:p text:style-name="P28">3,00</text:p>
          </table:table-cell>
          <table:table-cell table:style-name="Tabela2.D9" office:value-type="string">
            <text:p text:style-name="P28">15,00</text:p>
          </table:table-cell>
        </table:table-row>
        <table:table-row table:style-name="Tabela2.4">
          <table:table-cell table:style-name="Tabela2.A10" office:value-type="string">
            <text:p text:style-name="P28"><text:span text:style-name="Fonte_20_parág._20_padrão">Subtotal</text:span></text:p>
          </table:table-cell>
          <table:table-cell table:style-name="Tabela2.B10" office:value-type="string">
            <text:p text:style-name="P28"/>
          </table:table-cell>
          <table:table-cell table:style-name="Tabela2.C10" office:value-type="string">
            <text:p text:style-name="P28"/>
          </table:table-cell>
          <table:table-cell table:style-name="Tabela2.D10" office:value-type="string">
            <text:p text:style-name="P28">15,00</text:p>
          </table:table-cell>
        </table:table-row>
        <table:table-row table:style-name="Tabela2.2">
          <table:table-cell table:style-name="Tabela2.A2" table:number-columns-spanned="4" office:value-type="string">
            <text:p text:style-name="P27"><text:span text:style-name="Fonte_20_parág._20_padrão">2. Serviços: (cópias, encadernações, impressos gráficos, despesas de locomoção e estadia, etc.)</text:span></text:p>
          </table:table-cell>
          <table:covered-table-cell/>
          <table:covered-table-cell/>
          <table:covered-table-cell/>
        </table:table-row>
        <table:table-row table:style-name="Tabela2.4">
          <table:table-cell table:style-name="Tabela2.A4" office:value-type="string">
            <text:p text:style-name="P28"><text:span text:style-name="Fonte_20_parág._20_padrão">Descrição do Material</text:span></text:p>
          </table:table-cell>
          <table:table-cell table:style-name="Tabela2.A4" office:value-type="string">
            <text:p text:style-name="P28"><text:span text:style-name="Fonte_20_parág._20_padrão">Quantidade</text:span></text:p>
          </table:table-cell>
          <table:table-cell table:style-name="Tabela2.A4" office:value-type="string">
            <text:p text:style-name="P28"><text:span text:style-name="Fonte_20_parág._20_padrão">Valor (unidade – em reais)</text:span></text:p>
          </table:table-cell>
          <table:table-cell table:style-name="Tabela2.D4" office:value-type="string">
            <text:p text:style-name="P28"><text:span text:style-name="Fonte_20_parág._20_padrão">Total R$</text:span></text:p>
          </table:table-cell>
        </table:table-row>
        <table:table-row table:style-name="Tabela2.4">
          <table:table-cell table:style-name="Tabela2.A13" office:value-type="string">
            <text:p text:style-name="P28">Locomoção</text:p>
          </table:table-cell>
          <table:table-cell table:style-name="Tabela2.B13" office:value-type="string">
            <text:p text:style-name="P28">100</text:p>
          </table:table-cell>
          <table:table-cell table:style-name="Tabela2.C13" office:value-type="string">
            <text:p text:style-name="P28">2,75</text:p>
          </table:table-cell>
          <table:table-cell table:style-name="Tabela2.D13" office:value-type="string">
            <text:p text:style-name="P28">275,00</text:p>
          </table:table-cell>
        </table:table-row>
        <table:table-row table:style-name="Tabela2.4">
          <table:table-cell table:style-name="Tabela2.A14" office:value-type="string">
            <text:p text:style-name="P28">Cópias</text:p>
          </table:table-cell>
          <table:table-cell table:style-name="Tabela2.B14" office:value-type="string">
            <text:p text:style-name="P28">10</text:p>
          </table:table-cell>
          <table:table-cell table:style-name="Tabela2.C14" office:value-type="string">
            <text:p text:style-name="P28">3,00</text:p>
          </table:table-cell>
          <table:table-cell table:style-name="Tabela2.D14" office:value-type="string">
            <text:p text:style-name="P28">30,00</text:p>
          </table:table-cell>
        </table:table-row>
        <table:table-row table:style-name="Tabela2.4">
          <table:table-cell table:style-name="Tabela2.A15" office:value-type="string">
            <text:p text:style-name="P28"><text:span text:style-name="Fonte_20_parág._20_padrão">Subtotal</text:span></text:p>
          </table:table-cell>
          <table:table-cell table:style-name="Tabela2.B15" office:value-type="string">
            <text:p text:style-name="P28"/>
          </table:table-cell>
          <table:table-cell table:style-name="Tabela2.C15" office:value-type="string">
            <text:p text:style-name="P28"/>
          </table:table-cell>
          <table:table-cell table:style-name="Tabela2.D15" office:value-type="string">
            <text:p text:style-name="P28">305,00</text:p>
          </table:table-cell>
        </table:table-row>
        <table:table-row table:style-name="Tabela2.4">
          <table:table-cell table:style-name="Tabela2.A16" table:number-columns-spanned="4" office:value-type="string">
            <text:p text:style-name="P27"><text:span text:style-name="Fonte_20_parág._20_padrão">3. RESERVA TÉCNICA/ Despesas Operacionais </text:span>(10% no total do dispêndio)</text:p>
          </table:table-cell>
          <table:covered-table-cell/>
          <table:covered-table-cell/>
          <table:covered-table-cell/>
        </table:table-row>
        <table:table-row table:style-name="Tabela2.4">
          <table:table-cell table:style-name="Tabela2.A17" office:value-type="string">
            <text:p text:style-name="P28">Reserva</text:p>
          </table:table-cell>
          <table:table-cell table:style-name="Tabela2.B17" office:value-type="string">
            <text:p text:style-name="P28">1</text:p>
          </table:table-cell>
          <table:table-cell table:style-name="Tabela2.C17" office:value-type="string">
            <text:p text:style-name="P28">67,00</text:p>
          </table:table-cell>
          <table:table-cell table:style-name="Tabela2.D17" office:value-type="string">
            <text:p text:style-name="P28">67,00</text:p>
          </table:table-cell>
        </table:table-row>
        <table:table-row table:style-name="Tabela2.4">
          <table:table-cell table:style-name="Tabela2.A18" office:value-type="string">
            <text:p text:style-name="P28"><text:span text:style-name="Fonte_20_parág._20_padrão">Subtotal</text:span></text:p>
          </table:table-cell>
          <table:table-cell table:style-name="Tabela2.B18" office:value-type="string">
            <text:p text:style-name="P28"/>
          </table:table-cell>
          <table:table-cell table:style-name="Tabela2.C18" office:value-type="string">
            <text:p text:style-name="P28"/>
          </table:table-cell>
          <table:table-cell table:style-name="Tabela2.D18" office:value-type="string">
            <text:p text:style-name="P28">67,00</text:p>
          </table:table-cell>
        </table:table-row>
        <table:table-row table:style-name="Tabela2.4">
          <table:table-cell table:style-name="Tabela2.A19" table:number-columns-spanned="4" office:value-type="string">
            <text:p text:style-name="P28"/>
          </table:table-cell>
          <table:covered-table-cell/>
          <table:covered-table-cell/>
          <table:covered-table-cell/>
        </table:table-row>
        <table:table-row table:style-name="Tabela2.4">
          <table:table-cell table:style-name="Tabela2.A20" table:number-rows-spanned="2" office:value-type="string">
            <text:p text:style-name="P28">TOTAL</text:p>
          </table:table-cell>
          <table:table-cell table:style-name="Tabela2.B20" office:value-type="string">
            <text:p text:style-name="P28">Valor previsto R$</text:p>
          </table:table-cell>
          <table:table-cell table:style-name="Tabela2.C20" office:value-type="string">
            <text:p text:style-name="P28">Reserva de gastos</text:p>
          </table:table-cell>
          <table:table-cell table:style-name="Tabela2.D20" office:value-type="string">
            <text:p text:style-name="P28">Total</text:p>
          </table:table-cell>
        </table:table-row>
        <table:table-row table:style-name="Tabela2.4">
          <table:covered-table-cell/>
          <table:table-cell table:style-name="Tabela2.B21" office:value-type="string">
            <text:p text:style-name="P28">670,00</text:p>
          </table:table-cell>
          <table:table-cell table:style-name="Tabela2.C21" office:value-type="string">
            <text:p text:style-name="P28">67,00</text:p>
          </table:table-cell>
          <table:table-cell table:style-name="Tabela2.D21" office:value-type="string">
            <text:p text:style-name="P28">737,00</text:p>
          </table:table-cell>
        </table:table-row>
      </table:table>
      <text:h text:style-name="P46" text:outline-level="2"/>
      <text:list xml:id="list214355789672743" text:continue-list="list214355723998641" text:style-name="Numbering_20_2">
        <text:list-item>
          <text:h text:style-name="P23" text:outline-level="1"><text:bookmark-start text:name="__RefHeading__2919_1995087119"/><text:span text:style-name="Fonte_20_parág._20_padrão"><text:span text:style-name="T27"><text:s/>Referências</text:span></text:span><text:bookmark-end text:name="__RefHeading__2919_1995087119"/></text:h>
        </text:list-item>
      </text:list>
      <text:p text:style-name="P43"/>
      <text:p text:style-name="P43"/>
      <text:p text:style-name="P43"/>
      <text:p text:style-name="P51">BRITO, R. W. <text:span text:style-name="T24">Bancos de Dados NoSQL x SGBDs Relacionais: Análise Comparativa</text:span>. 2010.</text:p>
      <text:p text:style-name="P51"/>
      <text:p text:style-name="P51">CAELUM. <text:span text:style-name="T24">Apostila java e orientação a objetos.</text:span> 2013.</text:p>
      <text:p text:style-name="P51"/>
      <text:p text:style-name="P51">CLARO, D. B., SOBRAL, J. B. M. <text:span text:style-name="T24">Programação em Java.</text:span> Santa Catarina: Copyleft Pearson Education, 2008. </text:p>
      <text:p text:style-name="P51"/>
      <text:p text:style-name="P50"><text:span text:style-name="Fonte_20_parág._20_padrão"><text:span text:style-name="T21">K</text:span></text:span><text:span text:style-name="Fonte_20_parág._20_padrão"><text:span text:style-name="T22">NOERNSCHILD</text:span></text:span><text:span text:style-name="Fonte_20_parág._20_padrão"><text:span text:style-name="T21">, </text:span></text:span><text:span text:style-name="Fonte_20_parág._20_padrão"><text:span text:style-name="T22">Kirk. </text:span></text:span><text:span text:style-name="Fonte_20_parág._20_padrão"><text:span text:style-name="T25">Java application architecture: modularity patterns with examples using OSGi.</text:span></text:span><text:span text:style-name="Fonte_20_parág._20_padrão"><text:span text:style-name="T22"> 201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50%" fo:text-align="justify" style:justify-single-word="false" fo:text-indent="0.4902in"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default-outline-level="1" style:list-style-name="Numbering_20_2" style:class="chapter" style:master-page-name="">
      <style:paragraph-properties fo:margin-top="0in" fo:margin-bottom="0in" style:contextual-spacing="false" fo:line-height="150%" fo:text-align="start" style:justify-single-word="false" style:page-number="auto"/>
      <style:text-properties fo:text-transform="uppercase" style:font-name="Times New Roman" fo:font-family="'Times New Roman'" style:font-style-name="Regular" style:font-family-generic="roman" style:font-pitch="variable" fo:font-size="14pt" fo:font-weight="bold" style:font-size-asian="28pt" style:font-weight-asian="bold" style:font-size-complex="28pt" style:font-weight-complex="bold"/>
    </style:style>
    <style:style style:name="Subtitle" style:family="paragraph" style:parent-style-name="Title" style:next-style-name="Text_20_body" style:default-outline-level="2" style:list-style-name="" style:class="chapter">
      <style:paragraph-properties fo:margin-top="0in" fo:margin-bottom="0in" style:contextual-spacing="false" fo:line-height="150%" fo:text-align="start" style:justify-single-word="false"/>
      <style:text-properties fo:font-variant="normal" fo:text-transform="non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family="'Times New Roman'" style:font-style-name="Negrito" style:font-family-generic="roman"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text-properties fo:text-transform="uppercase" style:font-name="Times New Roman" fo:font-family="'Times New Roman'" style:font-style-name="Regular" style:font-family-generic="roman" style:font-pitch="variable" fo:font-size="13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text-properties fo:font-size="10pt" fo:font-style="normal"/>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Referências" style:family="paragraph" style:parent-style-name="Text_20_body">
      <style:paragraph-properties fo:margin-left="0in" fo:margin-right="0in" fo:line-height="100%" fo:text-align="start" style:justify-single-word="false" fo:text-indent="0in" style:auto-text-indent="false"/>
    </style:style>
    <style:style style:name="Normal" style:family="paragraph">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0693in" fo:margin-bottom="0.0693in" style:contextual-spacing="false" fo:orphans="2" fo:widows="2" fo:hyphenation-ladder-count="no-limit" style:vertical-align="auto"/>
      <style:text-properties style:font-name="Times New Roman2" fo:font-family="'Times New Roman'" style:font-family-generic="roman" style:font-pitch="variable" style:letter-kerning="false" style:font-name-asian="Times New Roman2" style:font-family-asian="'Times New Roman'" style:font-family-generic-asian="roman" style:font-pitch-asian="variable" style:language-asian="pt" style:country-asian="BR" style:font-name-complex="Times New Roman2" style:font-family-complex="'Times New Roman'" style:font-family-generic-complex="roman" style:font-pitch-complex="variable" style:language-complex="ar" style:country-complex="SA"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Forte" style:family="text" style:parent-style-name="Fonte_20_parág._20_padrão">
      <style:text-properties fo:font-weight="bold" style:font-weight-asian="bold" style:font-weight-complex="bold"/>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text:start-value="2">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701in" fo:page-height="11.6902in" style:num-format="1" style:print-orientation="portrait" fo:margin-top="1.1799in" fo:margin-bottom="0.7902in" fo:margin-left="1.1799in" fo:margin-right="0.7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799in" fo:margin-bottom="0.7874in" fo:margin-left="1.1799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Untitled1" style:page-layout-name="Mpm3"/>
    <style:master-page style:name="Textual_20_elements" style:display-name="Textual elements" style:page-layout-name="Mpm4">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7T19:15:33.201814400</meta:creation-date>
    <meta:editing-duration>PT6H30M46S</meta:editing-duration>
    <meta:editing-cycles>20</meta:editing-cycles>
    <meta:generator>LibreOffice/4.2.7.2$Linux_X86_64 LibreOffice_project/420m0$Build-2</meta:generator>
    <dc:date>2015-02-09T21:43:53.938497031</dc:date>
    <meta:document-statistic meta:table-count="2" meta:image-count="0" meta:object-count="0" meta:page-count="16" meta:paragraph-count="206" meta:word-count="2189" meta:character-count="14415" meta:non-whitespace-character-count="12413"/>
  </office:meta>
</office:document-meta>
</file>